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List_20_Paragraph" style:list-style-name="WWNum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fo:color="#00b0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wner </text:span>(<text:span text:style-name="T2">OwnId</text:span>, OwnName, OwnPhone)</text:p>
      <text:p text:style-name="Standard"><text:span text:style-name="T1">Property</text:span>(<text:span text:style-name="T2">PropId</text:span>, BldgName, UnitNo, Bdrms)</text:p>
      <text:p text:style-name="Standard"/>
      <text:p text:style-name="Standard"><text:span text:style-name="T1">Shares</text:span>(<text:span text:style-name="T3">OwnId</text:span>, <text:span text:style-name="T3">PropId</text:span>, StartWeek, EndWeek)</text:p>
      <text:p text:style-name="Standard">FOREIGN KEY(<text:span text:style-name="T3">OwnId</text:span>) REFERENCES <text:span text:style-name="T1">Owner</text:span></text:p>
      <text:p text:style-name="Standard">FOREIGN KEY(<text:span text:style-name="T3">PropId</text:span>) REFERENCES <text:span text:style-name="T1">Property</text:span></text:p>
      <text:p text:style-name="Standard"/>
      <text:p text:style-name="Standard">Conversion rules:</text:p>
      <text:list xml:id="list2251359611" text:style-name="WWNum1">
        <text:list-item>
          <text:p text:style-name="P2">Use the entity type rule to convert the entity type.</text:p>
        </text:list-item>
        <text:list-item>
          <text:p text:style-name="P2">Use the M-N rule to convert the<text:span text:style-name="T1"> Shares</text:span> relationship.</text:p>
        </text:list-item>
      </text:list>
      <text:p text:style-name="Standard"/>
      <text:p text:style-name="Standard">*Red font indicates Primary key.</text:p>
      <text:p text:style-name="Standard">*Blue font indicates Foreign ke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havesh lohana</meta:initial-creator>
    <dc:creator>bhavesh lohana</dc:creator>
    <meta:editing-cycles>3</meta:editing-cycles>
    <meta:creation-date>2020-08-23T15:36:00</meta:creation-date>
    <dc:date>2020-08-23T15:37:00</dc:date>
    <meta:editing-duration>PT4M</meta:editing-duration>
    <meta:generator>Neat_Office/6.2.8.2$Windows_x86 LibreOffice_project/</meta:generator>
    <meta:document-statistic meta:table-count="0" meta:image-count="0" meta:object-count="0" meta:page-count="1" meta:paragraph-count="10" meta:word-count="53" meta:character-count="378" meta:non-whitespace-character-count="33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